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master-page-name="First_20_Page">
      <style:paragraph-properties fo:text-align="center" style:justify-single-word="false" style:page-number="auto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191284712" text:id="ct191284712">
          <text:insertion>
            <office:change-info>
              <dc:creator>Gauthier Bastien</dc:creator>
              <dc:date>2013-01-04T15:27:00</dc:date>
            </office:change-info>
          </text:insertion>
        </text:changed-region>
        <text:changed-region xml:id="ct191284824" text:id="ct191284824">
          <text:insertion>
            <office:change-info>
              <dc:creator>Gauthier Bastien</dc:creator>
              <dc:date>2013-01-04T15:28:00</dc:date>
            </office:change-info>
          </text:insertion>
        </text:changed-region>
        <text:changed-region xml:id="ct191283984" text:id="ct191283984">
          <text:insertion>
            <office:change-info>
              <dc:creator>Gauthier Bastien</dc:creator>
              <dc:date>2013-01-04T15:27:00</dc:date>
            </office:change-info>
          </text:insertion>
        </text:changed-region>
        <text:changed-region xml:id="ct191287448" text:id="ct191287448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xml:id="ct191477200" text:id="ct191477200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xml:id="ct191503616" text:id="ct191503616">
          <text:insertion>
            <office:change-info>
              <dc:creator>Gauthier Bastien</dc:creator>
              <dc:date>2012-02-24T11:11:00</dc:date>
            </office:change-info>
          </text:insertion>
        </text:changed-region>
        <text:changed-region xml:id="ct191476728" text:id="ct191476728">
          <text:insertion>
            <office:change-info>
              <dc:creator>Gauthier Bastien</dc:creator>
              <dc:date>2012-02-24T11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V. COMMISSION POLICE</text:p>
      <text:p text:style-name="P4">(<text:change-start text:change-id="ct191284712"/>self.utranslate("weekday_%s" % self.getPreMeetingDate_4().aDay().lower(), domain="plonelocales")<text:change-end text:change-id="ct191284712"/> <text:change-start text:change-id="ct191284824"/>tool.formatDate(self.getPreMeetingDate_4(), withHour=True)<text:change-end text:change-id="ct191284824"/>, <text:change-start text:change-id="ct191283984"/>self.getPreMeetingPlace_4()<text:change-end text:change-id="ct191283984"/>)</text:p>
      <text:p text:style-name="P3">Procés-verbal de la Commission</text:p>
      <text:p text:style-name="Standard"/>
      <text:p text:style-name="Standard"><office:annotation><dc:creator>Gauthier Bastien</dc:creator><dc:date>2012-02-24T11:08:01</dc:date><text:p text:style-name="P7"><text:span text:style-name="T2">do text</text:span></text:p><text:p text:style-name="P7"><text:span text:style-name="T2">from xhtml(</text:span><text:span text:style-name="T2">tool.toHTMLStrikedContent</text:span><text:span text:style-name="T2">(self.getPreMeetingAssembly_6()))</text:span></text:p></office:annotation>Assemblée de la commission</text:p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text:span text:style-name="T1"><office:annotation><dc:creator>Gauthier Bastien</dc:creator><dc:date>2012-02-14T16:41:11</dc:date><text:p text:style-name="P8"><text:span text:style-name="T3">do row for item in self.adapted().getPrintableItems(itemUids, categories=['commission-police',], renumber=True)</text:span></text:p></office:annotation></text:span><text:change-start text:change-id="ct191287448"/><text:span text:style-name="T1">item[0]</text:span><text:change-end text:change-id="ct191287448"/><text:span text:style-name="T1">. </text:span><text:change-start text:change-id="ct191477200"/><text:span text:style-name="T1">item[1].Title()</text:span><text:change-end text:change-id="ct191477200"/></text:p>
            <text:p text:style-name="Table_20_Contents"/>
            <text:p text:style-name="Table_20_Contents"><office:annotation><dc:creator>Gauthier Bastien</dc:creator><dc:date>2012-02-15T15:26:52</dc:date><text:p text:style-name="P7"><text:span text:style-name="T3">do text</text:span></text:p><text:p text:style-name="P7"><text:span text:style-name="T3">from xhtml(item[1].getCommissionTranscript())</text:span></text:p></office:annotation>Retranscription</text:p>
            <text:p text:style-name="Table_20_Contents"/>
          </table:table-cell>
        </table:table-row>
      </table:table>
      <text:p text:style-name="Standard"/>
      <text:p text:style-name="P5"><office:annotation><dc:creator>Gauthier Bastien</dc:creator><dc:date>2012-02-24T11:55:46</dc:date><text:p text:style-name="P7"><text:span text:style-name="T3">do text if </text:span><text:span text:style-name="T2">self.adapted().getPrintableItems(itemUids, categories=['commission-police-1er-supplement',])</text:span></text:p></office:annotation>Supplément<text:line-break/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<text:span text:style-name="T1"><office:annotation><dc:creator>Gauthier Bastien</dc:creator><dc:date>2012-02-14T16:41:11</dc:date><text:p text:style-name="P8"><text:span text:style-name="T3">do row for item in self.adapted().getPrintableItems(itemUids, categories=['commission-police-1er-supplement',], renumber=True, firstNumber=len(</text:span><text:span text:style-name="T2">self.adapted().getPrintableItems(itemUids, categories=['commission-police',], renumber=True)</text:span><text:span text:style-name="T3">)+1)</text:span></text:p></office:annotation></text:span><text:change-start text:change-id="ct191503616"/><text:span text:style-name="T1">item[0]</text:span><text:change-end text:change-id="ct191503616"/><text:span text:style-name="T1">. </text:span><text:change-start text:change-id="ct191476728"/><text:span text:style-name="T1">item[1].Title()</text:span><text:change-end text:change-id="ct191476728"/></text:p>
            <text:p text:style-name="Table_20_Contents"/>
            <text:p text:style-name="Table_20_Contents"><office:annotation><dc:creator>Gauthier Bastien</dc:creator><dc:date>2012-02-15T15:26:52</dc:date><text:p text:style-name="P7"><text:span text:style-name="T3">do text</text:span></text:p><text:p text:style-name="P7"><text:span text:style-name="T3">from xhtml(item[1].getCommissionTranscript())</text:span></text:p></office:annotation>Retranscription</text:p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/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Bastien</meta:initial-creator>
    <meta:creation-date>2012-02-14T16:23:17</meta:creation-date>
    <dc:date>2013-11-05T15:32:18</dc:date>
    <dc:creator>Gauthier Bastien</dc:creator>
    <meta:editing-duration>PT3H13M44S</meta:editing-duration>
    <meta:editing-cycles>57</meta:editing-cycles>
    <meta:generator>LibreOffice/3.5$Linux_x86 LibreOffice_project/350m1$Build-2</meta:generator>
    <meta:document-statistic meta:table-count="2" meta:image-count="0" meta:object-count="0" meta:page-count="1" meta:paragraph-count="10" meta:word-count="31" meta:character-count="359" meta:non-whitespace-character-count="341"/>
  </office:meta>
</office:document-meta>
</file>